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018" officeooo:paragraph-rsid="000bc018"/>
    </style:style>
    <style:style style:name="P2" style:family="paragraph" style:parent-style-name="Standard">
      <style:paragraph-properties fo:text-align="center" style:justify-single-word="false"/>
      <style:text-properties officeooo:rsid="000bc018" officeooo:paragraph-rsid="000bc018"/>
    </style:style>
    <style:style style:name="P3" style:family="paragraph" style:parent-style-name="Standard">
      <style:paragraph-properties fo:text-align="center" style:justify-single-word="false"/>
      <style:text-properties fo:font-size="16pt" officeooo:rsid="000bc018" officeooo:paragraph-rsid="000bc018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5.994cm"/>
          <style:tab-stop style:position="11.987cm"/>
          <style:tab-stop style:position="13.995cm"/>
        </style:tab-stops>
      </style:paragraph-properties>
      <style:text-properties fo:font-size="13pt" officeooo:rsid="000bc018" officeooo:paragraph-rsid="000bc018" style:font-size-asian="13pt" style:font-size-complex="13pt"/>
    </style:style>
    <style:style style:name="P5" style:family="paragraph" style:parent-style-name="Standard">
      <style:paragraph-properties>
        <style:tab-stops>
          <style:tab-stop style:position="5.994cm"/>
          <style:tab-stop style:position="11.987cm"/>
          <style:tab-stop style:position="13.995cm"/>
        </style:tab-stops>
      </style:paragraph-properties>
      <style:text-properties fo:font-size="13pt" officeooo:rsid="000bc018" officeooo:paragraph-rsid="000f35a0" style:font-size-asian="13pt" style:font-size-complex="13pt"/>
    </style:style>
    <style:style style:name="T1" style:family="text">
      <style:text-properties officeooo:rsid="000f3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ici la liste des salles qui sont refusées par le Comité du GAB</text:p>
      <text:p text:style-name="P3">pour des raisons de dimensions et/ou de sécurité.</text:p>
      <text:p text:style-name="P2"/>
      <text:p text:style-name="P4">C.O. de <text:span text:style-name="T1">Budé</text:span><text:tab/><text:span text:style-name="T1">4</text:span>, <text:span text:style-name="T1">chemin Briquet</text:span><text:tab/><text:span text:style-name="T1">1209</text:span><text:tab/><text:span text:style-name="T1">Genve</text:span></text:p>
      <text:p text:style-name="P5">C.O. de la Golette<text:tab/>17, rue de la Golette<text:tab/>1217<text:tab/>Meyrin</text:p>
      <text:p text:style-name="P4">C.O. des Coudriers<text:tab/>15a, av. de Joli-Mont<text:tab/>1209<text:tab/>Genève</text:p>
      <text:p text:style-name="P4">C.O. des Voirets<text:tab/>22, chemin des Voirets <text:tab/>1212<text:tab/>Grand-Lancy</text:p>
      <text:p text:style-name="P4">C.O. du Sécheron<text:tab/>1, avenue Blanc<text:tab/>1202<text:tab/>Genève</text:p>
      <text:p text:style-name="P4">Collège Rousseau<text:tab/>16a, avenue du Bouchet<text:tab/>1209<text:tab/>Genève</text:p>
      <text:p text:style-name="P4">Collège Voltaire<text:tab/>21, rue Voltaire<text:tab/>1201<text:tab/>Genève</text:p>
      <text:p text:style-name="P4">Ecole de Budé<text:tab/>2, ch. Moïse-Duboule<text:tab/>1209<text:tab/>Genève</text:p>
      <text:p text:style-name="P4">Ecole des Charmilles <text:tab/>1, avenue d'Aïre<text:tab/>1203<text:tab/>Genève</text:p>
      <text:p text:style-name="P4">Ecole du Pont-Bochet <text:tab/>69, route de Mon-Idée <text:tab/>1226<text:tab/>Thônex</text:p>
      <text:p text:style-name="P4">Ecole Geisendorf<text:tab/>56, rue de Lyon<text:tab/>1203<text:tab/>Genève</text:p>
      <text:p text:style-name="P4">Ecole Hugo-de-Senger<text:tab/>5, rue Rodo<text:tab/>1205<text:tab/>Genève</text:p>
      <text:p text:style-name="P4">Ecole Les Allières<text:tab/>14, avenue des Allières <text:tab/>1208<text:tab/>Genè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21:01:31.749841097</meta:creation-date>
    <dc:date>2015-08-20T10:22:19.415031666</dc:date>
    <meta:editing-duration>P1DT13H12M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30" meta:character-count="750" meta:non-whitespace-character-count="630"/>
  </office:meta>
</office:document-meta>
</file>